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cm" svg:height="2.55cm" svg:x="6.6cm" svg:y="3.854cm">
          <draw:image xlink:href="../../../../../images/ptolemy/Universe-routed-white.png" xlink:type="simple" xlink:show="embed" xlink:actuate="onLoad">
            <text:p/>
          </draw:image>
        </draw:frame>
        <draw:frame draw:style-name="gr1" draw:text-style-name="P1" draw:layer="layout" svg:width="6.31cm" svg:height="6cm" svg:x="0.062cm" svg:y="0.264cm">
          <draw:image xlink:href="../../../../../../Desktop/dvdplayer.png" xlink:type="simple" xlink:show="embed" xlink:actuate="onLoad">
            <text:p/>
          </draw:image>
        </draw:frame>
        <draw:frame draw:style-name="gr1" draw:text-style-name="P1" draw:layer="layout" svg:width="8cm" svg:height="3.97cm" svg:x="6.369cm" svg:y="-0.053cm">
          <draw:image xlink:href="../../../../../images/kieler/kgraph-auto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10T16:10:43</meta:creation-date>
    <dc:date>2010-08-10T16:48:16</dc:date>
    <meta:editing-duration>PT00H06M58S</meta:editing-duration>
    <meta:editing-cycles>1</meta:editing-cycles>
    <meta:document-statistic meta:object-count="3"/>
    <meta:generator>OpenOffice.org/3.2$Unix OpenOffice.org_project/320m12$Build-9483</meta:generator>
  </office:meta>
</office:document-meta>
</file>